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0.8165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5" style:family="table-cell" style:parent-style-name="Default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od Name:</text:p>
          </table:table-cell>
          <table:table-cell table:style-name="ce1" office:value-type="string" calcext:value-type="string">
            <text:p>Ore Name:</text:p>
          </table:table-cell>
          <table:table-cell table:style-name="ce1" office:value-type="string" calcext:value-type="string">
            <text:p>Ore Distributio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Note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Replaces dirt, sand, and gravel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Generated in a “kimberlite pipe,” a pipe of lava with diamond sprinkled around i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Only in mountain biomes. Generated around a vein of silverfish spawn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3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Certus Quartz veins will have the occasional charged quartz sprinkled throughout them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/>
          <table:table-cell table:style-name="ce1" table:number-columns-repeated="1000"/>
          <table:table-cell table:number-columns-repeated="18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999"/>
          <table:table-cell table:number-columns-repeated="18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This is the marble generated by Survival Industry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This is the nickel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This is the aluminum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This is the platinum generated by Survival Industry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3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3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3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3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3" calcext:value-type="float">
            <text:p>63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Lava-filled pipe veins have sulfur surrounding 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Replaces s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Must be under a lava blo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Only spawns around the ocean Flo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Diamond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Emerald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Lapis Lazuli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Only spawns in Mushroom Island or Water-based biom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6" calcext:value-type="float">
            <text:p>96</text:p>
          </table:table-cell>
          <table:table-cell office:value-type="string" calcext:value-type="string">
            <text:p>This is the copper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5" calcext:value-type="float">
            <text:p>55</text:p>
          </table:table-cell>
          <table:table-cell office:value-type="string" calcext:value-type="string">
            <text:p>This is the tin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This is the silver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0" calcext:value-type="float">
            <text:p>6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6" calcext:value-type="float">
            <text:p>96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5" calcext:value-type="float">
            <text:p>55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3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 table:number-rows-repeated="1048347">
          <table:table-cell table:number-columns-repeated="1024"/>
        </table:table-row>
        <table:table-row table:style-name="ro2" table:number-rows-repeated="1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1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22:06:03.559106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7T22:23:22.024613284</dc:date>
    <meta:editing-duration>P1DT12H21M59S</meta:editing-duration>
    <meta:editing-cycles>43</meta:editing-cycles>
    <meta:generator>LibreOffice/4.2.8.2$Linux_X86_64 LibreOffice_project/420m0$Build-2</meta:generator>
    <meta:document-statistic meta:table-count="1" meta:cell-count="568" meta:object-count="0"/>
  </office:meta>
</office:document-meta>
</file>